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1fc1" officeooo:paragraph-rsid="001c1fc1"/>
    </style:style>
    <style:style style:name="P2" style:family="paragraph" style:parent-style-name="Standard">
      <style:text-properties officeooo:rsid="001c1fc1" officeooo:paragraph-rsid="001c1fc1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facb7" officeooo:paragraph-rsid="001facb7" style:font-size-asian="15.75pt" style:font-weight-asian="bold" style:font-size-complex="18pt" style:font-weight-complex="bold"/>
    </style:style>
    <style:style style:name="T1" style:family="text">
      <style:text-properties officeooo:rsid="0020e0ed"/>
    </style:style>
    <style:style style:name="T2" style:family="text">
      <style:text-properties officeooo:rsid="00237834"/>
    </style:style>
    <style:style style:name="T3" style:family="text">
      <style:text-properties officeooo:rsid="002a69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rganizzazione</text:p>
      <text:p text:style-name="P1"/>
      <text:p text:style-name="P1">Struttura Divisionale: per via della divisione dei ruoli in base ai prodotti e ai servizi offerti</text:p>
      <text:p text:style-name="P1">Specializzazione <text:span text:style-name="T3">dell’azienda è quasi esclusivamente orizzontale</text:span>, <text:span text:style-name="T3">è verticale solo nella parte manageriale (alta orizzontale e bassa verticale, quindi mansioni professionali).</text:span></text:p>
      <text:p text:style-name="P1"/>
      <text:p text:style-name="P1">Gestione software di sicurezza-Assistenza clienti Gestione software monowall</text:p>
      <text:p text:style-name="P1"/>
      <text:p text:style-name="P1">Meccanismi di coordinamento:</text:p>
      <text:p text:style-name="P1"><text:line-break/>Gestione software: Ex post ad adattamento reciproco. Questo perché nel caso si verifichino bug di una certa grandezza i programmatori si riuniscono su come risolverlo e far in modo che bug simili si verifichino il meno frequentemente possibile</text:p>
      <text:p text:style-name="P1"/>
      <text:p text:style-name="P1">Assistenza clienti: Ex post ad adattamento reciproco: Questo perché <text:span text:style-name="T1">quando un cliente chiama bisogna rispondere subito, per poi chiedere il tipo di problema, se è di sua competenza risponde subito, se non lo è passa la chiamata all’altro addetto.</text:span></text:p>
      <text:p text:style-name="P1"/>
      <text:p text:style-name="P1">Gestione software monowall: Ex ante con standardizzazione dei processi. <text:span text:style-name="T2">Perchè M0n0wall ha delle procedure guidate per la configurazione (come in sistemi laboratorio). Nel caso di bug si possono usare procedure guidate di monowal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6:32:33.195000000</meta:creation-date>
    <dc:date>2019-10-19T08:15:33.961831951</dc:date>
    <meta:editing-duration>PT27M10S</meta:editing-duration>
    <meta:editing-cycles>12</meta:editing-cycles>
    <meta:generator>LibreOffice/6.2.7.1$Linux_X86_64 LibreOffice_project/20$Build-1</meta:generator>
    <meta:document-statistic meta:table-count="0" meta:image-count="0" meta:object-count="0" meta:page-count="1" meta:paragraph-count="8" meta:word-count="158" meta:character-count="1111" meta:non-whitespace-character-count="960"/>
  </office:meta>
</office:document-meta>
</file>